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2ad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anual de identidade vis<text:span text:style-name="T1">ual</text:span></text:h>
      <text:h text:style-name="Heading_20_3" text:outline-level="3">1- Introdução e contexto</text:h>
      <text:p text:style-name="Text_20_body">Neste tópico, fale um pouco da empresa, seu público, diferencial competitivo e posicionamento de mercado para que o leitor posso entender mais sobre o negócio que será retratado no manual e possa ter elementos para avaliar suas escolhas.</text:p>
      <text:h text:style-name="Heading_20_3" text:outline-level="3">2- Paleta de cores</text:h>
      <text:p text:style-name="Text_20_body">Neste tópico, indique a cor principal da empresa e justifique o que o motivou a usá-la.</text:p>
      <text:p text:style-name="Text_20_body">Em seguida, mostre a paleta de cores secundárias, que ajudarão a compor a identidade visual da empresa. Inclua aqui mais 2 ou 3 cores.</text:p>
      <text:p text:style-name="Text_20_body">Por fim, monte uma palheta com estas e mais algumas cores adicionais, sem esquecer de cores complementares entre elas, podendo incluir mais umas 5 cores ou, se preferir, apenas mais 2. Tudo vai depender do que você acredita ser o melhor para a empresa: ter uma vasta gama de cores ou se centrar em uma meia dúzia.</text:p>
      <text:p text:style-name="Text_20_body">Lembre-se de indicar o Pantone, o CMYK e o RGB de todas elas.</text:p>
      <text:p text:style-name="Text_20_body"><text:span text:style-name="Strong_20_Emphasis">Veja mais detalhes:</text:span><text:a xlink:type="simple" xlink:href="http://blog.wedologos.com.br/significado-das-cores-para-logomarcas/" text:style-name="Internet_20_link" text:visited-style-name="Visited_20_Internet_20_Link">O significado das cores para logomarcas e como escolhê-las</text:a></text:p>
      <text:h text:style-name="Heading_20_3" text:outline-level="3">3- Formas</text:h>
      <text:p text:style-name="Text_20_body">Usualmente se indicam formas ou angulares, mais duras e objetivas, ou orgânicas, mais arredondadas e naturais.</text:p>
      <text:p text:style-name="Text_20_body">Não é obrigatório indicar formas, que serão grafismos usados para decorar as peças de comunicação. Mas se o fizer, aplique exemplos na peça. Por exemplo. A Microsoft usa quadrados em suas peças de comunicação, já a Adidas usa suas famosas 3 listras paralelas e o Boticário linhas recurvadas em arabescos, semelhantes a um detalhe de seu logo.</text:p>
      <text:p text:style-name="Text_20_body">Sempre justifique o porquê de suas escolhas.</text:p>
      <text:h text:style-name="Heading_20_3" text:outline-level="3">4- Tipografia</text:h>
      <text:p text:style-name="Text_20_body">A tipografia são os tipos de letras. Este é um dos mais importantes elementos da identidade visual. Existem empresas que criam suas próprias tipografias exclusivas para suas marcas, mas isso não é obrigatório.</text:p>
      <text:p text:style-name="Text_20_body">Escolha uma tipografia principal e mais 2 ou 3 secundárias.</text:p>
      <text:p text:style-name="Text_20_body">Fique atento para o fato de que algumas tipografias não são fáceis de achar na internet e, por isso, é bom escolher e assinalar as tipografias alternativas para peças online.</text:p>
      <text:p text:style-name="Text_20_body">Deixe claro quando usar cada tipografia, quais são usadas em títulos, subtítulos, textos corridos, legendas etc. Indique também o tamanho mínimo que a letra pode ser usada.</text:p>
      <text:p text:style-name="Text_20_body"><text:span text:style-name="Strong_20_Emphasis">Veja mais:</text:span><text:a xlink:type="simple" xlink:href="http://blog.wedologos.com.br/tipografia-como-acertar-e-quais-os-melhores-sites-de-download/" text:style-name="Internet_20_link" text:visited-style-name="Visited_20_Internet_20_Link">Tipografia: como acertar e quais os melhores sites de download</text:a></text:p>
      <text:h text:style-name="Heading_20_3" text:outline-level="3"><text:soft-page-break/>5- Logotipo</text:h>
      <text:p text:style-name="Text_20_body">Esta é a peça principal do manual de identidade visual.</text:p>
      <text:p text:style-name="Text_20_body">Comece justificando a escolha das cores, das tipografias e das formas e símbolos usados no logo.</text:p>
      <text:p text:style-name="Text_20_body">Em seguida, indique a distância mínima que qualquer elemento pode ficar do logo.</text:p>
      <text:p text:style-name="Text_20_body">Determine também o tamanho mínimo que o logo pode ser impresso e o máximo.</text:p>
      <text:p text:style-name="Text_20_body">Por fim, qual o tipo de fundo que pode haver por trás do logo, se colorido, se preto, se branco, se pode ficar sobre fundos de imagens etc.</text:p>
      <text:p text:style-name="Text_20_body">Não esqueça de colocar a versão em preto e branco do logo e uma versão em “negativo”.</text:p>
      <text:p text:style-name="Text_20_body">Uma empresa que soube aproveitar todas as vantagens de se criar uma ótima identidade visual foi o restaurante carioca Point do Macarrão que desenvolveu toda sua identidade visual com a We Do Logos e conseguiu um aumento de vendas de 80% em pouco tempo, além de uma proposta para se transformar em franqui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7:56:55.870000000</meta:creation-date>
    <dc:date>2017-06-10T18:03:22.736000000</dc:date>
    <meta:editing-duration>PT6M33S</meta:editing-duration>
    <meta:editing-cycles>1</meta:editing-cycles>
    <meta:document-statistic meta:table-count="0" meta:image-count="0" meta:object-count="0" meta:page-count="2" meta:paragraph-count="27" meta:word-count="519" meta:character-count="3028" meta:non-whitespace-character-count="2536"/>
    <meta:generator>LibreOffice/5.1.4.2$Windows_x86 LibreOffice_project/f99d75f39f1c57ebdd7ffc5f42867c12031db97a</meta:generator>
  </office:meta>
</office:document-meta>
</file>